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2000027130000271374E4B18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002cm" svg:height="10.002cm" svg:x="5.399cm" svg:y="10.299cm">
          <draw:image xlink:href="Pictures/20000022000027130000271374E4B1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a Lefour</meta:initial-creator>
    <meta:creation-date>2021-02-15T20:43:30.06</meta:creation-date>
    <dc:date>2021-02-15T23:15:40.65</dc:date>
    <dc:creator>Anna Lefour</dc:creator>
    <meta:editing-duration>PT2H32M11S</meta:editing-duration>
    <meta:editing-cycles>2</meta:editing-cycles>
    <meta:generator>OpenOffice/4.1.7$Win32 OpenOffice.org_project/417m1$Build-9800</meta:generator>
    <meta:document-statistic meta:object-count="1"/>
  </office:meta>
</office:document-meta>
</file>